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6.27cm"/>
    </style:style>
    <style:style style:name="co5" style:family="table-column">
      <style:table-column-properties fo:break-before="auto" style:column-width="6.3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688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2.127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2" office:value-type="string" calcext:value-type="string">
            <text:p>Preliminary partial mapping! Under active development!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ICA 3</text:p>
          </table:table-cell>
          <table:table-cell table:style-name="ce1" office:value-type="string" calcext:value-type="string">
            <text:p>PICA Plus</text:p>
          </table:table-cell>
          <table:table-cell table:style-name="ce1" office:value-type="string" calcext:value-type="string">
            <text:p>Subfield</text:p>
          </table:table-cell>
          <table:table-cell table:style-name="ce1" office:value-type="string" calcext:value-type="string">
            <text:p>BIBFRAME</text:p>
          </table:table-cell>
          <table:table-cell table:style-name="ce1" office:value-type="string" calcext:value-type="string">
            <text:p>BIBFRAME Example</text:p>
          </table:table-cell>
          <table:table-cell table:style-name="ce1" office:value-type="string" calcext:value-type="string">
            <text:p>Commentary</text:p>
          </table:table-cell>
          <table:table-cell table:number-columns-repeated="2"/>
        </table:table-row>
        <table:table-row table:style-name="ro1">
          <table:table-cell table:style-name="ce6" office:value-type="float" office:value="500" calcext:value-type="float">
            <text:p>500</text:p>
          </table:table-cell>
          <table:table-cell table:style-name="ce8" office:value-type="string" calcext:value-type="string">
            <text:p>002@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number-columns-repeated="2"/>
          <table:table-cell table:style-name="ce8" office:value-type="string" calcext:value-type="string">
            <text:p>See separate mapping</text:p>
          </table:table-cell>
          <table:table-cell table:number-columns-repeated="2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003@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local</text:p>
            <text:p>rdf:value </text:p>
            <text:p>]</text:p>
          </table:table-cell>
          <table:table-cell table:style-name="ce8" office:value-type="string" calcext:value-type="string">
            <text:p>bf:identifiedBy [ a bf:Local ;</text:p>
            <text:p>bf:assigner [ a bf:Organization ;</text:p>
            <text:p>rdfs:label "HeBIS" ] ;</text:p>
            <text:p>rdf:value "00207690X" ] ]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7" table:number-columns-spanned="1" table:number-rows-spanned="2"/>
          <table:table-cell table:style-name="ce8" office:value-type="string" calcext:value-type="string" table:number-columns-spanned="1" table:number-rows-spanned="2">
            <text:p>247C/01</text:p>
          </table:table-cell>
          <table:table-cell table:style-name="ce8" office:value-type="float" office:value="9" calcext:value-type="float">
            <text:p>9</text:p>
          </table:table-cell>
          <table:table-cell table:style-name="ce12" table:number-columns-spanned="1" table:number-rows-spanned="2"/>
          <table:table-cell table:style-name="ce8" office:value-type="string" calcext:value-type="string" table:number-columns-spanned="1" table:number-rows-spanned="2">
            <text:p>bf:heldBy &lt;<text:a xlink:href="https://data.linguistik.de/records/129368261" xlink:type="simple">https://data.linguistik.de/records/129368261</text:a>&gt; ;</text:p>
            <text:p/>
            <text:p>&lt;<text:a xlink:href="https://data.linguistik.de/records/129368261" xlink:type="simple">https://data.linguistik.de/records/129368261</text:a>&gt; a bf:Organization ;</text:p>
            <text:p>rdfs:label "Frankfurt, Bibliographie Linguistischer Literatur" .</text:p>
          </table:table-cell>
          <table:table-cell table:style-name="ce12" table:number-columns-spanned="1" table:number-rows-spanned="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8" calcext:value-type="float">
            <text:p>8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6" office:value-type="float" office:value="2000" calcext:value-type="float" table:number-columns-spanned="1" table:number-rows-spanned="2">
            <text:p>2000</text:p>
          </table:table-cell>
          <table:table-cell table:style-name="ce8" office:value-type="string" calcext:value-type="string" table:number-columns-spanned="1" table:number-rows-spanned="2">
            <text:p>004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 table:number-columns-spanned="1" table:number-rows-spanned="2">
            <text:p>bf:identifiedBy [</text:p>
            <text:p>a bf:ISBN</text:p>
            <text:p>rdf:value </text:p>
            <text:p>]</text:p>
          </table:table-cell>
          <table:table-cell table:style-name="ce8" office:value-type="string" calcext:value-type="string" table:number-columns-spanned="1" table:number-rows-spanned="2">
            <text:p>bf:identifiedBy [ a bf:Isbn ;</text:p>
            <text:p>rdf:value "3-476-00557-7" ] ;</text:p>
          </table:table-cell>
          <table:table-cell table:style-name="ce12" table:number-columns-spanned="1" table:number-rows-spanned="2"/>
          <table:table-cell table:number-columns-repeated="2"/>
        </table:table-row>
        <table:table-row table:style-name="ro3">
          <table:covered-table-cell table:number-columns-repeated="2"/>
          <table:table-cell table:style-name="ce8" office:value-type="string" calcext:value-type="string">
            <text:p>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6" office:value-type="float" office:value="2010" calcext:value-type="float">
            <text:p>2010</text:p>
          </table:table-cell>
          <table:table-cell table:style-name="ce8" office:value-type="string" calcext:value-type="string">
            <text:p>005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ISSN</text:p>
            <text:p>rdf:value </text:p>
            <text:p>]</text:p>
          </table:table-cell>
          <table:table-cell table:style-name="ce8" office:value-type="string" calcext:value-type="string">
            <text:p>bf:identifiedBy [ a bf:Issn ;</text:p>
            <text:p>rdf:value "0346-8712" ] ;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6" office:value-type="float" office:value="2013" calcext:value-type="float">
            <text:p>2013</text:p>
          </table:table-cell>
          <table:table-cell table:style-name="ce8" office:value-type="string" calcext:value-type="string">
            <text:p>005P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ISSN</text:p>
            <text:p>rdf:value </text:p>
            <text:p>]</text:p>
          </table:table-cell>
          <table:table-cell table:style-name="ce8" office:value-type="string" calcext:value-type="string" table:number-columns-spanned="1" table:number-rows-spanned="2">
            <text:p>bf:identifiedBy [ a bf:Issn ;</text:p>
            <text:p>bf:qualifier "o" ;</text:p>
            <text:p>rdf:value "1469-7742" ]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7"/>
          <table:table-cell table:style-name="ce12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rdf:label</text:p>
          </table:table-cell>
          <table:covered-table-cell/>
          <table:table-cell table:style-name="ce12"/>
          <table:table-cell table:number-columns-repeated="2"/>
        </table:table-row>
        <table:table-row table:style-name="ro4">
          <table:table-cell table:style-name="ce6" office:value-type="float" office:value="2050" calcext:value-type="float">
            <text:p>2050</text:p>
          </table:table-cell>
          <table:table-cell table:style-name="ce8" office:value-type="string" calcext:value-type="string">
            <text:p>004U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(auf Item-Ebene)</text:p>
            <text:p>bf:electronicLocator</text:p>
            <text:p>bf:identifiedBy [</text:p>
            <text:p>a bf:Urn</text:p>
            <text:p>rdf:value </text:p>
            <text:p>]</text:p>
          </table:table-cell>
          <table:table-cell table:style-name="ce8" office:value-type="string" calcext:value-type="string">
            <text:p>bf:identifiedBy [ a bf:Urn ;</text:p>
            <text:p>rdf:value "urn:nbn:de:hbz:465-20070615-083115-6" ] ;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6" office:value-type="float" office:value="2051" calcext:value-type="float">
            <text:p>2051</text:p>
          </table:table-cell>
          <table:table-cell table:style-name="ce8" office:value-type="string" calcext:value-type="string">
            <text:p>004P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Doi</text:p>
            <text:p>rdf:value </text:p>
            <text:p>]</text:p>
          </table:table-cell>
          <table:table-cell table:style-name="ce8" office:value-type="string" calcext:value-type="string">
            <text:p>bf:identifiedBy [ a bf:Doi ;</text:p>
            <text:p>rdf:value "10.1111/(ISSN)1468-0068" ],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6" office:value-type="float" office:value="2052" calcext:value-type="float">
            <text:p>2052</text:p>
          </table:table-cell>
          <table:table-cell table:style-name="ce8" office:value-type="string" calcext:value-type="string">
            <text:p>004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identifiedBy [</text:p>
            <text:p>a bf:Hdl</text:p>
            <text:p>rdf:value </text:p>
            <text:p>]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" office:value-type="float" office:value="4085" calcext:value-type="float">
            <text:p>4085</text:p>
          </table:table-cell>
          <table:table-cell table:style-name="ce8" office:value-type="string" calcext:value-type="string">
            <text:p>009Q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bf:electronicLocator</text:p>
          </table:table-cell>
          <table:table-cell table:style-name="ce12"/>
          <table:table-cell table:style-name="ce8"/>
          <table:table-cell table:number-columns-repeated="2"/>
        </table:table-row>
        <table:table-row table:style-name="ro2">
          <table:table-cell table:style-name="ce6" office:value-type="float" office:value="2110" calcext:value-type="float">
            <text:p>2110</text:p>
          </table:table-cell>
          <table:table-cell table:style-name="ce8" office:value-type="string" calcext:value-type="string">
            <text:p>006Z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8" office:value-type="string" calcext:value-type="string">
            <text:p>bf:identifiedBy [ a bf:Local ;</text:p>
            <text:p>bf:source [ a bf:Source ;</text:p>
            <text:p>rdfs:label "zdb" ] ;</text:p>
            <text:p>rdf:value "191705-5s" ] ;</text:p>
          </table:table-cell>
          <table:table-cell table:style-name="ce8"/>
          <table:table-cell table:number-columns-repeated="2"/>
        </table:table-row>
        <table:table-row table:style-name="ro2">
          <table:table-cell table:style-name="ce6" office:value-type="float" office:value="2065" calcext:value-type="float">
            <text:p>2065</text:p>
          </table:table-cell>
          <table:table-cell table:style-name="ce8" office:value-type="string" calcext:value-type="string">
            <text:p>006G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8" office:value-type="string" calcext:value-type="string">
            <text:p>bf:identifiedBy [ a bf:Nbn ;</text:p>
            <text:p>bf:source [ a bf:Source ;</text:p>
            <text:p>rdfs:label "dnb" ] ;</text:p>
            <text:p>rdf:value "860653110" ],</text:p>
          </table:table-cell>
          <table:table-cell table:style-name="ce12"/>
          <table:table-cell table:number-columns-repeated="2"/>
        </table:table-row>
        <table:table-row table:style-name="ro5">
          <table:table-cell table:style-name="ce6" office:value-type="float" office:value="2070" calcext:value-type="float">
            <text:p>2070</text:p>
          </table:table-cell>
          <table:table-cell table:style-name="ce8" office:value-type="string" calcext:value-type="string">
            <text:p>006A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8" office:value-type="string" calcext:value-type="string">
            <text:p>bf:identifiedBy [ a bf:Lccn ;</text:p>
            <text:p>rdf:value "2010033874" ] ;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6" office:value-type="float" office:value="2076" calcext:value-type="float">
            <text:p>2076</text:p>
          </table:table-cell>
          <table:table-cell table:style-name="ce8" office:value-type="string" calcext:value-type="string">
            <text:p>003O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8" office:value-type="string" calcext:value-type="string">
            <text:p>bf:identifiedBy [ a bf:Local ;</text:p>
            <text:p>bf:source [ a bf:Source ;</text:p>
            <text:p>rdfs:label "oclc" ] ;</text:p>
            <text:p>rdf:value "33249825" ],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6" office:value-type="float" office:value="2030" calcext:value-type="float">
            <text:p>2030</text:p>
          </table:table-cell>
          <table:table-cell table:style-name="ce8" office:value-type="string" calcext:value-type="string">
            <text:p>006B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8" office:value-type="string" calcext:value-type="string">
            <text:p>bf:identifiedBy [ a bf:Nbn ;</text:p>
            <text:p>bf:source [ a bf:Source ;</text:p>
            <text:p>rdfs:label "bnb" ] ;</text:p>
            <text:p>rdf:value "GBB503980" ] ;</text:p>
          </table:table-cell>
          <table:table-cell table:style-name="ce8"/>
          <table:table-cell table:number-columns-repeated="2"/>
        </table:table-row>
        <table:table-row table:style-name="ro4">
          <table:table-cell table:style-name="ce6" office:value-type="float" office:value="1100" calcext:value-type="float">
            <text:p>1100</text:p>
          </table:table-cell>
          <table:table-cell table:style-name="ce8" office:value-type="string" calcext:value-type="string">
            <text:p>011@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(Auf Insatzebene)</text:p>
            <text:p>bf:provisionActivity [</text:p>
            <text:p>a bf:Publication</text:p>
            <text:p>bf:date</text:p>
            <text:p/>
            <text:p>]</text:p>
          </table:table-cell>
          <table:table-cell table:style-name="ce8" office:value-type="string" calcext:value-type="string">
            <text:p>[ a bf:ProvisionActivity,</text:p>
            <text:p>bf:Publication ;</text:p>
            <text:p>bf:date "1967" ] .</text:p>
          </table:table-cell>
          <table:table-cell table:style-name="ce8"/>
          <table:table-cell table:number-columns-repeated="2"/>
        </table:table-row>
        <table:table-row table:style-name="ro6">
          <table:table-cell table:style-name="ce6" office:value-type="float" office:value="4025" calcext:value-type="float">
            <text:p>4025</text:p>
          </table:table-cell>
          <table:table-cell table:style-name="ce8" office:value-type="string" calcext:value-type="string">
            <text:p>031@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 firstIssue</text:p>
            <text:p>bf lastIssue</text:p>
            <text:p/>
            <text:p>Wie andere Notes (s. 034K etc.)</text:p>
          </table:table-cell>
          <table:table-cell table:style-name="ce8" office:value-type="string" calcext:value-type="string">
            <text:p>bf:note [ a bf:Note ;</text:p>
            <text:p>rdfs:label "1.1997 -" ;</text:p>
            <text:p>bf:noteType "Ersch." ],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2">
            <text:p>4020</text:p>
          </table:table-cell>
          <table:table-cell table:style-name="ce8" office:value-type="string" calcext:value-type="string" table:number-columns-spanned="1" table:number-rows-spanned="2">
            <text:p>032@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2">
            <text:p>bf:editionStatement</text:p>
          </table:table-cell>
          <table:table-cell table:style-name="ce8" office:value-type="string" calcext:value-type="string" table:number-columns-spanned="1" table:number-rows-spanned="2">
            <text:p>bf:editionStatement "3., völlig neu bearb. und erw. Aufl." ;</text:p>
          </table:table-cell>
          <table:table-cell table:style-name="ce8" office:value-type="string" calcext:value-type="string" table:number-columns-spanned="1" table:number-rows-spanned="2">
            <text:p>concatenate subfields</text:p>
          </table:table-cell>
          <table:table-cell table:number-columns-repeated="2"/>
        </table:table-row>
        <table:table-row table:style-name="ro1">
          <table:covered-table-cell table:style-name="ce6"/>
          <table:covered-table-cell table:style-name="ce8"/>
          <table:table-cell table:style-name="ce8" office:value-type="string" calcext:value-type="string">
            <text:p>c</text:p>
          </table:table-cell>
          <table:covered-table-cell table:number-columns-repeated="3" table:style-name="ce8"/>
          <table:table-cell table:number-columns-repeated="2"/>
        </table:table-row>
        <table:table-row table:style-name="ro5">
          <table:table-cell table:style-name="ce6" office:value-type="float" office:value="4060" calcext:value-type="float">
            <text:p>4060</text:p>
          </table:table-cell>
          <table:table-cell table:style-name="ce8" office:value-type="string" calcext:value-type="string">
            <text:p>034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extent [ a bf:Extent rdfs:label]</text:p>
          </table:table-cell>
          <table:table-cell table:style-name="ce8" office:value-type="string" calcext:value-type="string">
            <text:p>bf:extent [ a bf:Extent ;</text:p>
            <text:p>rdfs:label "X, 204 S." ] ;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000" calcext:value-type="float" table:number-columns-spanned="1" table:number-rows-spanned="7">
            <text:p>4000</text:p>
          </table:table-cell>
          <table:table-cell table:style-name="ce8" office:value-type="string" calcext:value-type="string" table:number-columns-spanned="1" table:number-rows-spanned="7">
            <text:p>021A</text:p>
          </table:table-cell>
          <table:table-cell table:style-name="ce8" office:value-type="string" calcext:value-type="string" table:number-columns-spanned="1" table:number-rows-spanned="2">
            <text:p>a</text:p>
          </table:table-cell>
          <table:table-cell table:style-name="ce8" office:value-type="string" calcext:value-type="string" table:number-columns-spanned="1" table:number-rows-spanned="2">
            <text:p>bf:title [ </text:p>
            <text:p>a bf:Title</text:p>
            <text:p>bf:mainTitle</text:p>
            <text:p>]</text:p>
          </table:table-cell>
          <table:table-cell table:style-name="ce8" office:value-type="string" calcext:value-type="string" table:number-columns-spanned="1" table:number-rows-spanned="5">
            <text:p>bf:title</text:p>
            <text:p/>
            <text:p>[ a bf:Title ;</text:p>
            <text:p>bf:mainTitle "Obcy - swoi" ;</text:p>
            <text:p>bf:subtitle "polityka pamięci w dyskursie publicznym na Opolszczyźnie" ] .</text:p>
            <text:p>[a bf:ParallelTitle ;</text:p>
            <text:p>bf:mainTitle "Friend or foe" ;</text:p>
            <text:p>bf:subtitle "memory policies in the public discourse in Opole region" ],</text:p>
          </table:table-cell>
          <table:table-cell table:style-name="ce8"/>
          <table:table-cell table:number-columns-repeated="2"/>
        </table:table-row>
        <table:table-row table:style-name="ro1">
          <table:covered-table-cell table:number-columns-repeated="5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9" calcext:value-type="float">
            <text:p>9</text:p>
          </table:table-cell>
          <table:table-cell table:style-name="ce12"/>
          <table:covered-table-cell/>
          <table:table-cell table:style-name="ce12"/>
          <table:table-cell table:number-columns-repeated="2"/>
        </table:table-row>
        <table:table-row table:style-name="ro7">
          <table:covered-table-cell table:number-columns-repeated="2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bf:subtitle Haupttitel-Knoten)</text:p>
          </table:table-cell>
          <table:covered-table-cell/>
          <table:table-cell table:style-name="ce8"/>
          <table:table-cell table:number-columns-repeated="2"/>
        </table:table-row>
        <table:table-row table:style-name="ro8">
          <table:covered-table-cell table:number-columns-repeated="2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:title [ </text:p>
            <text:p>a bf:ParallelTitle</text:p>
            <text:p>bf:mainTitle</text:p>
            <text:p>]</text:p>
          </table:table-cell>
          <table:covered-table-cell/>
          <table:table-cell table:style-name="ce12"/>
          <table:table-cell table:number-columns-repeated="2"/>
        </table:table-row>
        <table:table-row table:style-name="ro5">
          <table:covered-table-cell table:number-columns-repeated="2"/>
          <table:table-cell table:style-name="ce8" office:value-type="string" calcext:value-type="string">
            <text:p>r</text:p>
          </table:table-cell>
          <table:table-cell table:style-name="ce12"/>
          <table:table-cell table:style-name="ce8" office:value-type="string" calcext:value-type="string">
            <text:p>bf:title [ a bf:CollectiveTitle ;</text:p>
            <text:p>bf:mainTitle "Bibliographie zur deutschen Grammatik. - 2.1965/86(1988)" ] .</text:p>
          </table:table-cell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I -bf:responsibilityStatement</text:p>
          </table:table-cell>
          <table:table-cell table:style-name="ce8" office:value-type="string" calcext:value-type="string">
            <text:p>bf:responsibilityStatement "hrsg. von Udo L. Figge" .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6" office:value-type="string" calcext:value-type="string">
            <text:p>70xy</text:p>
          </table:table-cell>
          <table:table-cell table:style-name="ce8" office:value-type="string" calcext:value-type="string">
            <text:p>208@/01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creationDate</text:p>
          </table:table-cell>
          <table:table-cell table:style-name="ce8" office:value-type="string" calcext:value-type="string">
            <text:p>bf:creationDate "2006-03-15"^^xsd:date ;</text:p>
          </table:table-cell>
          <table:table-cell table:style-name="ce12"/>
          <table:table-cell table:number-columns-repeated="2"/>
        </table:table-row>
        <table:table-row table:style-name="ro9">
          <table:table-cell table:style-name="ce6" office:value-type="float" office:value="4021" calcext:value-type="float">
            <text:p>4021</text:p>
          </table:table-cell>
          <table:table-cell table:style-name="ce8" office:value-type="string" calcext:value-type="string">
            <text:p>032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[</text:p>
            <text:p>a bf:Note</text:p>
            <text:p>bf:noteType "Repr."</text:p>
            <text:p>rdfs:label</text:p>
            <text:p>]</text:p>
          </table:table-cell>
          <table:table-cell table:style-name="ce8" office:value-type="string" calcext:value-type="string">
            <text:p>bf:note [ a bf:Note ;</text:p>
            <text:p>rdfs:label "Nachdr. d. Ausg. Hamburg, Hoffmann u. Campe, 1873" ;</text:p>
            <text:p>bf:noteType "Repr." ]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6" office:value-type="float" office:value="5352" calcext:value-type="float" table:number-columns-spanned="1" table:number-rows-spanned="3">
            <text:p>5352</text:p>
          </table:table-cell>
          <table:table-cell table:style-name="ce8" office:value-type="string" calcext:value-type="string" table:number-columns-spanned="1" table:number-rows-spanned="3">
            <text:p>045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classification</text:p>
          </table:table-cell>
          <table:table-cell table:style-name="ce8" office:value-type="string" calcext:value-type="string" table:number-columns-spanned="1" table:number-rows-spanned="2">
            <text:p>bf:classification [ a bf:Classification ;</text:p>
            <text:p>owl:sameAs &lt;<text:a xlink:href="https://data.linguistik/bll/bll-thesaurus#bll-133071723" xlink:type="simple">https://data.linguistik/bll/bll-thesaurus#bll-133071723</text:a>&gt; ],</text:p>
          </table:table-cell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9" calcext:value-type="float">
            <text:p>9</text:p>
          </table:table-cell>
          <table:table-cell table:style-name="ce12"/>
          <table:covered-table-cell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12" office:value-type="string" calcext:value-type="string">
            <text:p>See data model description</text:p>
          </table:table-cell>
          <table:table-cell table:number-columns-repeated="2"/>
        </table:table-row>
        <table:table-row table:style-name="ro8">
          <table:table-cell table:style-name="ce6" office:value-type="float" office:value="5351" calcext:value-type="float">
            <text:p>5351</text:p>
          </table:table-cell>
          <table:table-cell table:style-name="ce8" office:value-type="string" calcext:value-type="string">
            <text:p>045V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lassification [ a bf:Classification bf:classificationPortion rdfs:label]</text:p>
          </table:table-cell>
          <table:table-cell table:style-name="ce12"/>
          <table:table-cell table:style-name="ce8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5">
            <text:p>3000ff.</text:p>
          </table:table-cell>
          <table:table-cell table:style-name="ce8" office:value-type="string" calcext:value-type="string" table:number-columns-spanned="1" table:number-rows-spanned="5">
            <text:p>028A</text:p>
            <text:p>028B-D(/0X)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 table:number-columns-spanned="1" table:number-rows-spanned="6">
            <text:p>contribution [</text:p>
            <text:p>    a bf:Contribution</text:p>
            <text:p>   bf:agent</text:p>
            <text:p>   [</text:p>
            <text:p>a bf:Person</text:p>
            <text:p>rdfs:label</text:p>
            <text:p>bf:role [ a bf:Role rdfs:label rdf:value]</text:p>
            <text:p>]</text:p>
            <text:p/>
            <text:p>]</text:p>
          </table:table-cell>
          <table:table-cell table:style-name="ce8" office:value-type="string" calcext:value-type="string" table:number-columns-spanned="1" table:number-rows-spanned="6">
            <text:p>bf:contribution [ a bf:Contribution ;</text:p>
            <text:p>bf:agent &lt;<text:a xlink:href="https://data.linguistik.de/records/146630572#Agent" xlink:type="simple">https://data.linguistik.de/records/146630572#Agent</text:a>&gt;;</text:p>
            <text:p>bf:qualifier "primary" ;</text:p>
            <text:p>bf:role [ a bf:Role ;</text:p>
            <text:p>rdf:value "Verfasser" ],</text:p>
            <text:p>&lt;<text:a xlink:href="http://id.loc.gov/vocabulary/relators/aut" xlink:type="simple">http://id.loc.gov/vocabulary/relators/aut</text:a>&gt; ] ;</text:p>
          </table:table-cell>
          <table:table-cell table:style-name="ce8" table:number-columns-spanned="1" table:number-rows-spanned="6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c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7"/>
          <table:table-cell table:style-name="ce12"/>
          <table:table-cell table:style-name="ce8" office:value-type="float" office:value="4" calcext:value-type="float">
            <text:p>4</text:p>
          </table:table-cell>
          <table:covered-table-cell table:number-columns-repeated="3"/>
          <table:table-cell table:number-columns-repeated="2"/>
        </table:table-row>
        <table:table-row table:style-name="ro7">
          <table:table-cell table:style-name="ce6" office:value-type="string" calcext:value-type="string">
            <text:p>510x-1x</text:p>
          </table:table-cell>
          <table:table-cell table:style-name="ce8" office:value-type="string" calcext:value-type="string">
            <text:p>041A(/XX)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subject [ a bf:Topic rdfs:label]</text:p>
          </table:table-cell>
          <table:table-cell table:style-name="ce8" office:value-type="string" calcext:value-type="string" table:number-columns-spanned="1" table:number-rows-spanned="5">
            <text:p>bf:subject &lt;<text:a xlink:href="https://data.linguistik.de/records/085334081" xlink:type="simple">https://data.linguistik.de/records/085334081</text:a>&gt; ;</text:p>
            <text:p/>
            <text:p>&lt;<text:a xlink:href="https://data.linguistik.de/records/085334081" xlink:type="simple">https://data.linguistik.de/records/085334081</text:a>&gt; a bf:Topic ;</text:p>
            <text:p>rdfs:label "Deutsch"@de .</text:p>
          </table:table-cell>
          <table:table-cell table:style-name="ce8"/>
          <table:table-cell table:number-columns-repeated="2"/>
        </table:table-row>
        <table:table-row table:style-name="ro7">
          <table:table-cell table:style-name="ce6" office:value-type="float" office:value="5550" calcext:value-type="float">
            <text:p>5550</text:p>
          </table:table-cell>
          <table:table-cell table:style-name="ce8" office:value-type="string" calcext:value-type="string">
            <text:p>044K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subject [ a bf:Topic rdfs:label]</text:p>
          </table:table-cell>
          <table:covered-table-cell/>
          <table:table-cell table:style-name="ce8"/>
          <table:table-cell table:number-columns-repeated="2"/>
        </table:table-row>
        <table:table-row table:style-name="ro7">
          <table:table-cell table:style-name="ce6" office:value-type="float" office:value="5581" calcext:value-type="float" table:number-columns-spanned="1" table:number-rows-spanned="2">
            <text:p>5581</text:p>
          </table:table-cell>
          <table:table-cell table:style-name="ce8" office:value-type="string" calcext:value-type="string" table:number-columns-spanned="1" table:number-rows-spanned="2">
            <text:p>044M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bf:subject [ a bf:Person rdfs:label]</text:p>
          </table:table-cell>
          <table:covered-table-cell/>
          <table:table-cell table:style-name="ce12"/>
          <table:table-cell table:number-columns-repeated="2"/>
        </table:table-row>
        <table:table-row table:style-name="ro7">
          <table:covered-table-cell table:number-columns-repeated="2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bf:subject [ a bf:Work rdfs:label]</text:p>
          </table:table-cell>
          <table:covered-table-cell/>
          <table:table-cell table:style-name="ce12"/>
          <table:table-cell table:number-columns-repeated="2"/>
        </table:table-row>
        <table:table-row table:style-name="ro7">
          <table:table-cell table:style-name="ce6" office:value-type="string" calcext:value-type="string">
            <text:p>65XY</text:p>
          </table:table-cell>
          <table:table-cell table:style-name="ce8" office:value-type="string" calcext:value-type="string">
            <text:p>144Z(/XX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subject [ a bf:Topic rdfs:label]</text:p>
          </table:table-cell>
          <table:covered-table-cell/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030" calcext:value-type="float" table:number-columns-spanned="1" table:number-rows-spanned="2">
            <text:p>4030</text:p>
          </table:table-cell>
          <table:table-cell table:style-name="ce8" office:value-type="string" calcext:value-type="string" table:number-columns-spanned="1" table:number-rows-spanned="2">
            <text:p>033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 table:number-columns-spanned="1" table:number-rows-spanned="2">
            <text:p>bf:provisionActivity [</text:p>
            <text:p>a bf:Publication</text:p>
            <text:p>bf:place [a bf:Place rdfs:label ]</text:p>
            <text:p>bf:agent [a bf:Agent rdfs:label]</text:p>
            <text:p>]</text:p>
          </table:table-cell>
          <table:table-cell table:style-name="ce8" office:value-type="string" calcext:value-type="string" table:number-columns-spanned="1" table:number-rows-spanned="2">
            <text:p>bf:provisionActivity [ a bf:ProvisionActivity,</text:p>
            <text:p>bf:Publication ;</text:p>
            <text:p>bf:agent [ a bf:Agent ;</text:p>
            <text:p>rdfs:label "Niemeyer" ] ;</text:p>
            <text:p>bf:place [ a bf:Place ;</text:p>
            <text:p>rdfs:label "Tübingen" ] ],</text:p>
          </table:table-cell>
          <table:table-cell table:style-name="ce12"/>
          <table:table-cell table:number-columns-repeated="2"/>
        </table:table-row>
        <table:table-row table:style-name="ro10">
          <table:covered-table-cell table:number-columns-repeated="2"/>
          <table:table-cell table:style-name="ce8" office:value-type="string" calcext:value-type="string">
            <text:p>n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201" calcext:value-type="float">
            <text:p>4201</text:p>
          </table:table-cell>
          <table:table-cell table:style-name="ce8" office:value-type="string" calcext:value-type="string">
            <text:p>037A</text:p>
          </table:table-cell>
          <table:table-cell table:style-name="ce8" office:value-type="string" calcext:value-type="string">
            <text:p>a</text:p>
          </table:table-cell>
          <table:table-cell table:style-name="ce12" table:number-columns-spanned="1" table:number-rows-spanned="4"/>
          <table:table-cell table:style-name="ce8" office:value-type="string" calcext:value-type="string" table:number-columns-spanned="1" table:number-rows-spanned="4">
            <text:p>bf:dissertation [ a bf:Dissertation ;</text:p>
            <text:p>rdfs:label "Zugl.: Stuttgart Univ., Diss., 1984" ] ;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204" calcext:value-type="float" table:number-columns-spanned="1" table:number-rows-spanned="7">
            <text:p>4204</text:p>
          </table:table-cell>
          <table:table-cell table:style-name="ce8" office:value-type="string" calcext:value-type="string" table:number-columns-spanned="1" table:number-rows-spanned="7">
            <text:p>037C</text:p>
          </table:table-cell>
          <table:table-cell table:style-name="ce8" office:value-type="string" calcext:value-type="string">
            <text:p>a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c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table-cell table:style-name="ce12" table:number-columns-spanned="1" table:number-rows-spanned="4"/>
          <table:table-cell table:style-name="ce8" office:value-type="string" calcext:value-type="string" table:number-columns-spanned="1" table:number-rows-spanned="4">
            <text:p>bf:dissertation [ a bf:Dissertation ;</text:p>
            <text:p>bf:date "2015" ;</text:p>
            <text:p>bf:degree "Dissertation" ;</text:p>
            <text:p>bf:grantingInstitution [ a bf:Agent ;</text:p>
            <text:p>rdfs:label "University of Kassel" ] ] .</text:p>
          </table:table-cell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e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f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g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1">
          <table:table-cell table:style-name="ce6" office:value-type="float" office:value="4221" calcext:value-type="float">
            <text:p>4221</text:p>
          </table:table-cell>
          <table:table-cell table:style-name="ce8" office:value-type="string" calcext:value-type="string">
            <text:p>046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 [ a bf:Note rdfs:label]</text:p>
          </table:table-cell>
          <table:table-cell table:style-name="ce8" office:value-type="string" calcext:value-type="string">
            <text:p>bf:note [ a bf:Note ;</text:p>
            <text:p>rdfs:label "In kyrill. Schr.; Text serb." ;</text:p>
            <text:p>bf:noteType "046L" ],</text:p>
          </table:table-cell>
          <table:table-cell table:style-name="ce12"/>
          <table:table-cell table:number-columns-repeated="2"/>
        </table:table-row>
        <table:table-row table:style-name="ro11">
          <table:table-cell table:style-name="ce6" office:value-type="float" office:value="4222" calcext:value-type="float">
            <text:p>4222</text:p>
          </table:table-cell>
          <table:table-cell table:style-name="ce8" office:value-type="string" calcext:value-type="string">
            <text:p>046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 [ a bf:Note rdfs:label]</text:p>
          </table:table-cell>
          <table:table-cell table:style-name="ce8" office:value-type="string" calcext:value-type="string">
            <text:p>bf:note [ a bf:Note ;</text:p>
            <text:p>rdfs:label "Literaturverz. S. 157 - 158" ;</text:p>
            <text:p>bf:noteType "046M" ],</text:p>
          </table:table-cell>
          <table:table-cell table:style-name="ce12"/>
          <table:table-cell table:number-columns-repeated="2"/>
        </table:table-row>
        <table:table-row table:style-name="ro6">
          <table:table-cell table:style-name="ce6" office:value-type="float" office:value="4063" calcext:value-type="float">
            <text:p>4063</text:p>
          </table:table-cell>
          <table:table-cell table:style-name="ce8" office:value-type="string" calcext:value-type="string">
            <text:p>034K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[</text:p>
            <text:p>a bf:Note</text:p>
            <text:p>bf:noteType "Beg."</text:p>
            <text:p>rdfs:label</text:p>
            <text:p>]</text:p>
          </table:table-cell>
          <table:table-cell table:style-name="ce8" office:value-type="string" calcext:value-type="string">
            <text:p>bf:note [ a bf:Note ;</text:p>
            <text:p>rdfs:label "Textbuch" ;</text:p>
            <text:p>bf:noteType "Beg." ] ;</text:p>
          </table:table-cell>
          <table:table-cell table:style-name="ce8"/>
          <table:table-cell table:number-columns-repeated="2"/>
        </table:table-row>
        <table:table-row table:style-name="ro6">
          <table:table-cell table:style-name="ce6" office:value-type="float" office:value="4010" calcext:value-type="float" table:number-columns-spanned="1" table:number-rows-spanned="2">
            <text:p>4010</text:p>
          </table:table-cell>
          <table:table-cell table:style-name="ce8" office:value-type="string" calcext:value-type="string" table:number-columns-spanned="1" table:number-rows-spanned="2">
            <text:p>021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supplementaryContent [</text:p>
            <text:p>a rdf:SupplementaryContent</text:p>
            <text:p>rdfs:label "Darin enthalten"</text:p>
            <text:p>(darin dann wie 021A)</text:p>
            <text:p>]</text:p>
          </table:table-cell>
          <table:table-cell table:style-name="ce8" office:value-type="string" calcext:value-type="string">
            <text:p>bf:supplementaryContent [ a bf:SupplementaryContent ;</text:p>
            <text:p>rdfs:label "Die @Typologie der kausativen Konstruktionen: Probleme und Perspektiven" ;</text:p>
            <text:p>bf:qualifier "Darin enthalten" ] ;</text:p>
          </table:table-cell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table-cell table:style-name="ce12" table:number-columns-repeated="3"/>
          <table:table-cell table:number-columns-repeated="2"/>
        </table:table-row>
        <table:table-row table:style-name="ro6">
          <table:table-cell table:style-name="ce6" office:value-type="float" office:value="4061" calcext:value-type="float">
            <text:p>4061</text:p>
          </table:table-cell>
          <table:table-cell table:style-name="ce8" office:value-type="string" calcext:value-type="string">
            <text:p>034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note[</text:p>
            <text:p>a bf:Note</text:p>
            <text:p>bf:noteType "Ill."</text:p>
            <text:p>rdfs:label</text:p>
            <text:p>]</text:p>
          </table:table-cell>
          <table:table-cell table:style-name="ce8" office:value-type="string" calcext:value-type="string">
            <text:p>[ a bf:Note ;</text:p>
            <text:p>rdfs:label "graph. Darst." ;</text:p>
            <text:p>bf:noteType "Ill." ],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6" office:value-type="float" office:value="4070" calcext:value-type="float" table:number-columns-spanned="1" table:number-rows-spanned="5">
            <text:p>4070</text:p>
          </table:table-cell>
          <table:table-cell table:style-name="ce8" office:value-type="string" calcext:value-type="string" table:number-columns-spanned="1" table:number-rows-spanned="5">
            <text:p>031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 table:number-columns-spanned="1" table:number-rows-spanned="8">
            <text:p>bf:partOf [ a bf:Instance</text:p>
            <text:p>bf:instanceOf &lt;ppn&gt;</text:p>
            <text:p>bf:part</text:p>
            <text:p>bf:provisionActivity [</text:p>
            <text:p>a bf:Publication</text:p>
            <text:p>bf:date</text:p>
            <text:p>]</text:p>
            <text:p>bf:extent [a bf:Extent]</text:p>
            <text:p>rdfs:label</text:p>
            <text:p>]</text:p>
          </table:table-cell>
          <table:table-cell table:style-name="ce8" office:value-type="string" calcext:value-type="string" table:number-columns-spanned="1" table:number-rows-spanned="8">
            <text:p>bf:partOf [ a bf:Instance ;</text:p>
            <text:p>bf:extent [ a bf:Extent ;</text:p>
            <text:p>rdfs:label "4-132" ] ;</text:p>
            <text:p>bf:instanceOf &lt;<text:a xlink:href="https://data.linguistik.de/records/07219684X" xlink:type="simple">https://data.linguistik.de/records/07219684X</text:a>&gt; ;</text:p>
            <text:p>bf:part "12 1990 2 4-132" ;</text:p>
            <text:p>bf:provisionActivity [ a bf:Publication ;</text:p>
            <text:p>bf:date "1990" ] ;</text:p>
            <text:p>bf:title [ a bf:Title ;</text:p>
            <text:p>rdfs:label "Canadian Association of Applied Linguistics. Bulletin de l'ACLA. - Montréal : Assoc. Canadienne de Linguistique Appliquée" ;</text:p>
            <text:p>sdo:issueNumber "2" ;</text:p>
            <text:p>sdo:volumeNumber "12" ] ] ;</text:p>
          </table:table-cell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j</text:p>
          </table:table-cell>
          <table:covered-table-cell table:number-columns-repeated="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e</text:p>
          </table:table-cell>
          <table:covered-table-cell table:number-columns-repeated="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g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241" calcext:value-type="float" table:number-columns-spanned="1" table:number-rows-spanned="3">
            <text:p>4241</text:p>
          </table:table-cell>
          <table:table-cell table:style-name="ce8" office:value-type="string" calcext:value-type="string" table:number-columns-spanned="1" table:number-rows-spanned="3">
            <text:p>039B</text:p>
          </table:table-cell>
          <table:table-cell table:style-name="ce8" office:value-type="string" calcext:value-type="string">
            <text:p>a</text:p>
          </table:table-cell>
          <table:covered-table-cell table:number-columns-repeated="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8" calcext:value-type="float">
            <text:p>8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float" office:value="9" calcext:value-type="float">
            <text:p>9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150" calcext:value-type="float" table:number-columns-spanned="1" table:number-rows-spanned="5">
            <text:p>4150</text:p>
          </table:table-cell>
          <table:table-cell table:style-name="ce8" office:value-type="string" calcext:value-type="string" table:number-columns-spanned="1" table:number-rows-spanned="5">
            <text:p>036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5">
            <text:p>bf:title [ a bf:CollectiveTitle</text:p>
            <text:p>bf:mainTitle</text:p>
            <text:p>bf:subtitle</text:p>
            <text:p>bf:partNumber</text:p>
            <text:p>note [</text:p>
            <text:p>a Note</text:p>
            <text:p>noteType "Responsibility Statement"</text:p>
            <text:p>]</text:p>
            <text:p>]</text:p>
          </table:table-cell>
          <table:table-cell table:style-name="ce8" office:value-type="string" calcext:value-type="string" table:number-columns-spanned="1" table:number-rows-spanned="10">
            <text:p>bf:title [ a bf:CollectiveTitle ;</text:p>
            <text:p>bf:mainTitle "Das @Wörterbuch - ein Spiegel der Zeit?!" ;</text:p>
            <text:p>bf:subtitle "Soziokulturelle Implikationen, politisch-ideologische Perspektiven und Reflexe der Sprachveränderung in lexikographischen Beständen, Beschreibungen und Strukturen ; Versuche zur Kritik der praktischen Lexikographie" ],</text:p>
            <text:p>[ a bf:Title ;</text:p>
            <text:p>bf:mainTitle "Dokumentation: Streckenkorpus" ],</text:p>
            <text:p>[ a bf:VariantTitle ;</text:p>
            <text:p>bf:count 1 ;</text:p>
            <text:p>bf:partName "Teil 1" ;</text:p>
            <text:p>bf:partNumber "2" ] .</text:p>
          </table:table-cell>
          <table:table-cell table:style-name="ce8" table:number-columns-spanned="1" table:number-rows-spanned="5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m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5">
            <text:p>415Y</text:p>
          </table:table-cell>
          <table:table-cell table:style-name="ce8" office:value-type="string" calcext:value-type="string" table:number-columns-spanned="1" table:number-rows-spanned="5">
            <text:p>036C/0(1-3)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5">
            <text:p>bf:title [ a bf:TitleVariant</text:p>
            <text:p>bf:mainTitle</text:p>
            <text:p>bf:subtitle</text:p>
            <text:p>bf:partNumber</text:p>
            <text:p>bf:partName</text:p>
            <text:p>bf:qualifier</text:p>
            <text:p>note [</text:p>
            <text:p>a Note</text:p>
            <text:p>noteType "Responsibility Statement"</text:p>
            <text:p>]</text:p>
            <text:p>]</text:p>
          </table:table-cell>
          <table:covered-table-cell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h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m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2">
          <table:table-cell table:style-name="ce6" office:value-type="float" office:value="4160" calcext:value-type="float">
            <text:p>4160</text:p>
          </table:table-cell>
          <table:table-cell table:style-name="ce8" office:value-type="string" calcext:value-type="string">
            <text:p>036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bf:partOf [</text:p>
            <text:p>a bf:Instance</text:p>
            <text:p>bf:hasWork &lt;ppn&gt;</text:p>
            <text:p>rdf:value</text:p>
            <text:p>]</text:p>
          </table:table-cell>
          <table:table-cell table:style-name="ce8" office:value-type="string" calcext:value-type="string">
            <text:p>bf:partOf &lt;<text:a xlink:href="https://data.linguistik.de/records/208146180" xlink:type="simple">https://data.linguistik.de/records/208146180</text:a>&gt;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7" table:number-columns-spanned="1" table:number-rows-spanned="3"/>
          <table:table-cell table:style-name="ce8" office:value-type="string" calcext:value-type="string" table:number-columns-spanned="1" table:number-rows-spanned="3">
            <text:p>036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6">
            <text:p>bf:seriesStatement</text:p>
            <text:p>bf:seriesEnumeration</text:p>
          </table:table-cell>
          <table:table-cell table:style-name="ce8" office:value-type="string" calcext:value-type="string" table:number-columns-spanned="1" table:number-rows-spanned="6">
            <text:p>bf:seriesEnumeration "8" ;</text:p>
            <text:p>bf:seriesStatement "Actes du XXIIe Congrès International de Linguistique et de Philologie Romanes" .</text:p>
          </table:table-cell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3">
            <text:p>0417x</text:p>
          </table:table-cell>
          <table:table-cell table:style-name="ce8" office:value-type="string" calcext:value-type="string" table:number-columns-spanned="1" table:number-rows-spanned="3">
            <text:p>036E/0(0-9)</text:p>
          </table:table-cell>
          <table:table-cell table:style-name="ce8" office:value-type="string" calcext:value-type="string">
            <text:p>a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l</text:p>
          </table:table-cell>
          <table:covered-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036F</text:p>
          </table:table-cell>
          <table:table-cell table:style-name="ce8" office:value-type="float" office:value="9" calcext:value-type="float">
            <text:p>9</text:p>
          </table:table-cell>
          <table:table-cell table:style-name="ce12"/>
          <table:table-cell table:style-name="ce8" office:value-type="string" calcext:value-type="string" table:number-columns-spanned="1" table:number-rows-spanned="2">
            <text:p>bf:hasSeries &lt;<text:a xlink:href="https://data.linguistik.de/records/186231598" xlink:type="simple">https://data.linguistik.de/records/186231598</text:a>&gt; ;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6" office:value-type="string" calcext:value-type="string">
            <text:p>0418x</text:p>
          </table:table-cell>
          <table:table-cell table:style-name="ce8" office:value-type="string" calcext:value-type="string">
            <text:p>036F/0(0-9)</text:p>
          </table:table-cell>
          <table:table-cell table:style-name="ce8" office:value-type="float" office:value="9" calcext:value-type="float">
            <text:p>9</text:p>
          </table:table-cell>
          <table:table-cell table:style-name="ce12"/>
          <table:covered-table-cell/>
          <table:table-cell table:style-name="ce12"/>
          <table:table-cell table:number-columns-repeated="2"/>
        </table:table-row>
        <table:table-row table:style-name="ro1">
          <table:table-cell table:style-name="ce6" office:value-type="float" office:value="4090" calcext:value-type="float">
            <text:p>4090</text:p>
          </table:table-cell>
          <table:table-cell table:style-name="ce8" office:value-type="string" calcext:value-type="string">
            <text:p>009R</text:p>
          </table:table-cell>
          <table:table-cell table:style-name="ce8" office:value-type="string" calcext:value-type="string">
            <text:p>u</text:p>
          </table:table-cell>
          <table:table-cell table:style-name="ce12" table:number-columns-repeated="2"/>
          <table:table-cell table:style-name="ce8"/>
          <table:table-cell table:number-columns-repeated="2"/>
        </table:table-row>
        <table:table-row table:style-name="ro1">
          <table:table-cell table:style-name="ce6" office:value-type="float" office:value="5583" calcext:value-type="float" table:number-columns-spanned="1" table:number-rows-spanned="2">
            <text:p>5583</text:p>
          </table:table-cell>
          <table:table-cell table:style-name="ce8" office:value-type="string" calcext:value-type="string" table:number-columns-spanned="1" table:number-rows-spanned="2">
            <text:p>044O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0601</text:p>
          </table:table-cell>
          <table:table-cell table:style-name="ce8" office:value-type="string" calcext:value-type="string">
            <text:p>017B</text:p>
          </table:table-cell>
          <table:table-cell table:style-name="ce8" office:value-type="string" calcext:value-type="string">
            <text:p>a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2">
            <text:p>8000-8009</text:p>
          </table:table-cell>
          <table:table-cell table:style-name="ce8" office:value-type="string" calcext:value-type="string">
            <text:p>209B/(00-99)</text:p>
          </table:table-cell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covered-table-cell/>
          <table:table-cell table:style-name="ce12"/>
          <table:table-cell table:style-name="ce8" office:value-type="string" calcext:value-type="string">
            <text:p>a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0501</text:p>
          </table:table-cell>
          <table:table-cell table:style-name="ce8" office:value-type="string" calcext:value-type="string">
            <text:p>002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content 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0502</text:p>
          </table:table-cell>
          <table:table-cell table:style-name="ce8" office:value-type="string" calcext:value-type="string">
            <text:p>002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media 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0503</text:p>
          </table:table-cell>
          <table:table-cell table:style-name="ce8" office:value-type="string" calcext:value-type="string">
            <text:p>002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:carrier 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" office:value-type="float" office:value="1131" calcext:value-type="float">
            <text:p>1131</text:p>
          </table:table-cell>
          <table:table-cell table:style-name="ce8" office:value-type="string" calcext:value-type="string">
            <text:p>013D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bf: genreForm</text:p>
          </table:table-cell>
          <table:table-cell table:style-name="ce8" office:value-type="string" calcext:value-type="string" table:number-columns-spanned="1" table:number-rows-spanned="2">
            <text:p>bf:genreForm &lt;<text:a xlink:href="https://data.linguistik.de/records/085189774" xlink:type="simple">https://data.linguistik.de/records/085189774</text:a>&gt;,</text:p>
            <text:p>&lt;<text:a xlink:href="https://data.linguistik/formterms/Zeitschrift" xlink:type="simple">https://data.linguistik/formterms/Zeitschrift</text:a>&gt; ;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7"/>
          <table:table-cell table:style-name="ce12"/>
          <table:table-cell table:style-name="ce8" office:value-type="float" office:value="9" calcext:value-type="float">
            <text:p>9</text:p>
          </table:table-cell>
          <table:table-cell table:style-name="ce12"/>
          <table:covered-table-cell/>
          <table:table-cell table:style-name="ce12"/>
          <table:table-cell table:number-columns-repeated="2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7:27:19.813257684</meta:creation-date>
    <dc:date>2022-08-24T16:10:20.157420201</dc:date>
    <meta:editing-duration>PT16M35S</meta:editing-duration>
    <meta:editing-cycles>6</meta:editing-cycles>
    <meta:generator>LibreOffice/7.4.0.3$Linux_X86_64 LibreOffice_project/40$Build-3</meta:generator>
    <meta:document-statistic meta:table-count="1" meta:cell-count="295" meta:object-count="0"/>
  </office:meta>
</office:document-meta>
</file>